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9.862cm"/>
    </style:style>
    <style:style style:name="gr2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1.35cm" fo:min-width="17.8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_20__28_var_29_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_20__28_var_29_" svg:stroke-width="0.1cm" svg:stroke-color="#ff0000" draw:fill="none" draw:textarea-vertical-align="middle" fo:padding-top="0.175cm" fo:padding-bottom="0.175cm" fo:padding-left="0.3cm" fo:padding-right="0.3cm"/>
    </style:style>
    <style:style style:name="P1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color="#ffffff" fo:font-size="18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0.662cm" svg:height="2.647cm" svg:x="5.237cm" svg:y="1.4cm">
          <draw:text-box>
            <text:p><text:span text:style-name="T1">a|bc|e*f</text:span></text:p>
          </draw:text-box>
        </draw:frame>
        <draw:frame draw:style-name="gr2" draw:text-style-name="P3" draw:layer="layout" svg:width="17.6cm" svg:height="1.987cm" svg:x="1.7cm" svg:y="22.2cm">
          <draw:text-box>
            <text:p text:style-name="P2"><text:span text:style-name="T2">Por fim, após ter sido construída a árvore é costurada.</text:span></text:p>
          </draw:text-box>
        </draw:frame>
        <draw:g>
          <draw:custom-shape draw:style-name="gr3" draw:text-style-name="P4" xml:id="id2" draw:id="id2" draw:layer="layout" svg:width="2.274cm" svg:height="2.274cm" svg:x="3.474cm" svg:y="9.844cm">
            <text:p text:style-name="P4"><text:span text:style-name="T3">|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9" draw:id="id9" draw:layer="layout" svg:width="2.274cm" svg:height="2.274cm" svg:x="1.7cm" svg:y="14.039cm">
            <text:p text:style-name="P4"><text:span text:style-name="T3">a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xml:id="id1" draw:id="id1" draw:layer="layout" svg:width="2.274cm" svg:height="2.274cm" svg:x="5.216cm" svg:y="14.039cm">
            <text:p text:style-name="P4"><text:span text:style-name="T3">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353cm" svg:y1="14.039cm" svg:x2="5.415cm" svg:y2="11.785cm" draw:start-shape="id1" draw:start-glue-point="4" draw:end-shape="id2" draw:end-glue-point="9" svg:d="m6353 14039-938-2254">
            <text:p/>
          </draw:connector>
          <draw:custom-shape draw:style-name="gr3" draw:text-style-name="P4" xml:id="id3" draw:id="id3" draw:layer="layout" svg:width="2.274cm" svg:height="2.274cm" svg:x="3.101cm" svg:y="18.669cm">
            <text:p text:style-name="P4"><text:span text:style-name="T3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4.238cm" svg:y1="18.669cm" svg:x2="5.549cm" svg:y2="15.98cm" draw:start-shape="id3" draw:start-glue-point="4" draw:end-shape="id1" draw:end-glue-point="7" svg:d="m4238 18669 1311-2689">
            <text:p/>
          </draw:connector>
          <draw:custom-shape draw:style-name="gr3" draw:text-style-name="P4" xml:id="id4" draw:id="id4" draw:layer="layout" svg:width="2.273cm" svg:height="2.274cm" svg:x="7.677cm" svg:y="18.669cm">
            <text:p text:style-name="P4"><text:span text:style-name="T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7.157cm" svg:y1="15.98cm" svg:x2="8.813cm" svg:y2="18.669cm" draw:start-shape="id1" draw:start-glue-point="9" draw:end-shape="id4" draw:end-glue-point="4" svg:d="m7157 15980 1656 2689">
            <text:p/>
          </draw:connector>
          <draw:custom-shape draw:style-name="gr3" draw:text-style-name="P4" xml:id="id10" draw:id="id10" draw:layer="layout" svg:width="2.274cm" svg:height="2.274cm" svg:x="9.357cm" svg:y="6.731cm">
            <text:p text:style-name="P4"><text:span text:style-name="T3">|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6" draw:id="id6" draw:layer="layout" svg:width="2.274cm" svg:height="2.274cm" svg:x="15.147cm" svg:y="9.766cm">
            <text:p text:style-name="P4"><text:span text:style-name="T3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5" draw:id="id5" draw:layer="layout" svg:width="2.274cm" svg:height="2.274cm" svg:x="13.121cm" svg:y="13.961cm">
            <text:p text:style-name="P4"><text:span text:style-name="T3">*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4.258cm" svg:y1="13.961cm" svg:x2="15.48cm" svg:y2="11.707cm" draw:start-shape="id5" draw:start-glue-point="4" draw:end-shape="id6" draw:end-glue-point="7" svg:d="m14258 13961 1222-2254">
            <text:p/>
          </draw:connector>
          <draw:custom-shape draw:style-name="gr3" draw:text-style-name="P4" xml:id="id8" draw:id="id8" draw:layer="layout" svg:width="2.335cm" svg:height="2.32cm" svg:x="16.548cm" svg:y="13.938cm">
            <text:p text:style-name="P4"><text:span text:style-name="T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7" draw:id="id7" draw:layer="layout" svg:width="2.274cm" svg:height="2.274cm" svg:x="11.006cm" svg:y="18.591cm">
            <text:p text:style-name="P4"><text:span text:style-name="T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2.143cm" svg:y1="18.591cm" svg:x2="13.454cm" svg:y2="15.902cm" draw:start-shape="id7" draw:start-glue-point="4" draw:end-shape="id5" draw:end-glue-point="7" svg:d="m12143 18591 1311-2689">
            <text:p/>
          </draw:connector>
          <draw:connector draw:style-name="gr4" draw:text-style-name="P4" draw:layer="layout" draw:type="line" svg:x1="17.088cm" svg:y1="11.707cm" svg:x2="17.715cm" svg:y2="13.938cm" draw:start-shape="id6" draw:start-glue-point="9" draw:end-shape="id8" draw:end-glue-point="4" svg:d="m17088 11707 627 2231">
            <text:p/>
          </draw:connector>
          <draw:connector draw:style-name="gr4" draw:text-style-name="P4" draw:layer="layout" draw:type="line" svg:x1="2.837cm" svg:y1="14.039cm" svg:x2="3.807cm" svg:y2="11.785cm" draw:start-shape="id9" draw:start-glue-point="4" draw:end-shape="id2" draw:end-glue-point="7" svg:d="m2837 14039 970-2254">
            <text:p/>
          </draw:connector>
          <draw:connector draw:style-name="gr4" draw:text-style-name="P4" draw:layer="layout" draw:type="line" svg:x1="4.611cm" svg:y1="9.844cm" svg:x2="9.357cm" svg:y2="7.868cm" draw:start-shape="id2" draw:start-glue-point="4" draw:end-shape="id10" draw:end-glue-point="6" svg:d="m4611 9844 4746-1976">
            <text:p/>
          </draw:connector>
          <draw:connector draw:style-name="gr4" draw:text-style-name="P4" draw:layer="layout" draw:type="line" svg:x1="11.631cm" svg:y1="7.868cm" svg:x2="16.284cm" svg:y2="9.766cm" draw:start-shape="id10" draw:start-glue-point="10" draw:end-shape="id6" draw:end-glue-point="4" svg:d="m11631 7868 4653 1898">
            <text:p/>
          </draw:connector>
          <draw:connector draw:style-name="gr5" draw:text-style-name="P4" draw:layer="layout" draw:type="curve" svg:x1="9.95cm" svg:y1="19.806cm" svg:x2="10.494cm" svg:y2="9.005cm" draw:start-shape="id4" draw:start-glue-point="10" draw:end-shape="id10" draw:end-glue-point="2" svg:d="m9950 19806c363 0 544-3600 544-10801">
            <text:p/>
          </draw:connector>
          <draw:connector draw:style-name="gr5" draw:text-style-name="P4" draw:layer="layout" draw:type="curve" svg:x1="5.375cm" svg:y1="19.806cm" svg:x2="6.353cm" svg:y2="16.313cm" draw:start-shape="id3" draw:start-glue-point="10" draw:end-shape="id1" draw:end-glue-point="8" svg:d="m5375 19806c652 0 978-1164 978-3493">
            <text:p/>
          </draw:connector>
          <draw:connector draw:style-name="gr5" draw:text-style-name="P4" draw:layer="layout" draw:type="curve" svg:x1="3.974cm" svg:y1="15.176cm" svg:x2="4.611cm" svg:y2="12.118cm" draw:start-shape="id9" draw:start-glue-point="10" draw:end-shape="id2" draw:end-glue-point="8" svg:d="m3974 15176c425 0 637-1019 637-3058">
            <text:p/>
          </draw:connector>
          <draw:connector draw:style-name="gr5" draw:text-style-name="P4" draw:layer="layout" draw:type="curve" svg:x1="13.28cm" svg:y1="19.728cm" svg:x2="14.258cm" svg:y2="16.235cm" draw:start-shape="id7" draw:start-glue-point="10" draw:end-shape="id5" draw:end-glue-point="8" svg:d="m13280 19728c652 0 978-1164 978-3493">
            <text:p/>
          </draw:connector>
          <draw:connector draw:style-name="gr5" draw:text-style-name="P4" draw:layer="layout" draw:type="curve" svg:x1="15.395cm" svg:y1="15.098cm" svg:x2="16.284cm" svg:y2="12.04cm" draw:start-shape="id5" draw:start-glue-point="10" draw:end-shape="id6" draw:end-glue-point="8" svg:d="m15395 15098c593 0 889-1019 889-3058">
            <text:p/>
          </draw:connector>
          <draw:connector draw:style-name="gr6" draw:text-style-name="P4" draw:layer="layout" draw:type="curve" svg:x1="11.298cm" svg:y1="7.064cm" svg:x2="13.252cm" svg:y2="4.846cm" draw:start-shape="id10" draw:start-glue-point="11" svg:d="m11298 7064c0-2289 1954-1180 1954-2218">
            <text:p/>
          </draw:connector>
          <draw:connector draw:style-name="gr6" draw:text-style-name="P4" draw:layer="layout" draw:type="curve" svg:x1="18.883cm" svg:y1="15.098cm" svg:x2="19.047cm" svg:y2="12.393cm" draw:start-shape="id8" draw:start-glue-point="10" svg:d="m18883 15098c751 0 669-2705 164-2705">
            <text:p/>
          </draw:connector>
          <draw:connector draw:style-name="gr7" draw:text-style-name="P4" draw:layer="layout" draw:type="curve" svg:x1="5.748cm" svg:y1="10.981cm" svg:x2="9.69cm" svg:y2="8.672cm" draw:start-shape="id2" draw:start-glue-point="10" draw:end-shape="id10" draw:end-glue-point="7" svg:d="m5748 10981c2707 0 737-2309 3942-230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5-31T23:13:35</dc:date>
    <dc:creator>Lucas </dc:creator>
    <meta:editing-duration>PT1H32M16S</meta:editing-duration>
    <meta:editing-cycles>10</meta:editing-cycles>
    <meta:generator>LibreOffice/3.5$Linux_x86 LibreOffice_project/350m1$Build-2</meta:generator>
    <meta:document-statistic meta:object-count="30"/>
  </office:meta>
</office:document-meta>
</file>